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02e5b6" officeooo:paragraph-rsid="000c51d4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18412" officeooo:paragraph-rsid="000c51d4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369ae" officeooo:paragraph-rsid="001369ae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normal" officeooo:rsid="00018412" officeooo:paragraph-rsid="000c51d4" style:font-size-asian="14pt" style:font-weight-asian="normal" style:font-size-complex="14pt" style:font-weight-complex="normal"/>
    </style:style>
    <style:style style:name="P5" style:family="paragraph" style:parent-style-name="Standard">
      <style:text-properties officeooo:rsid="00018412" officeooo:paragraph-rsid="000c51d4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18412" officeooo:paragraph-rsid="000c51d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2e5b6" officeooo:paragraph-rsid="000c51d4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369ae" officeooo:paragraph-rsid="001369ae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369ae" officeooo:paragraph-rsid="001bbbf6" style:font-size-asian="12pt" style:font-weight-asian="normal" style:font-size-complex="12pt" style:font-weight-complex="normal"/>
    </style:style>
    <style:style style:name="T1" style:family="text">
      <style:text-properties officeooo:rsid="000daeeb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officeooo:rsid="0011c0d7"/>
    </style:style>
    <style:style style:name="T4" style:family="text">
      <style:text-properties officeooo:rsid="001800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niversidade Federal de Minas Gerais </text:p>
      <text:p text:style-name="P5">Departamento de Ciência da Computação </text:p>
      <text:p text:style-name="P5">Algoritmos e Estruturas de Dados III </text:p>
      <text:p text:style-name="P5">2º Semestre de 2013</text:p>
      <text:p text:style-name="P5"/>
      <text:p text:style-name="P2">Trabalho Prático <text:span text:style-name="T1">3</text:span> – <text:span text:style-name="T1">Ordenação Externa</text:span></text:p>
      <text:p text:style-name="P2"/>
      <text:p text:style-name="P4">Thiago Vieira de Alcântara Silva</text:p>
      <text:p text:style-name="P6"/>
      <text:p text:style-name="P1">1. Introdução</text:p>
      <text:p text:style-name="P7"><text:tab/></text:p>
      <text:p text:style-name="P7"><text:tab/><text:tab/><text:span text:style-name="T3">Este trabalho consiste em resolver o problema de ordenar n números usando a memória secundária como auxiliar. O uso da memória secundária é necessário para ordenar n elementos, no caso em que não é possível guardar esses n elementos em memória principal.</text:span></text:p>
      <text:p text:style-name="P7"/>
      <text:p text:style-name="P3">2. Modelagem do problema e solução proposta</text:p>
      <text:p text:style-name="P8"/>
      <text:p text:style-name="P9"><text:span text:style-name="T4"><text:tab/>Para resolver este problema foi implementado o heapsort para ordenar blocos de k números, onde k é o número máximo de elementos que a memória principal suporta. Para garantir que cada bloco está ordenado, para cada elemento adicionado na heap, ele é comparado com o último elemento que saiu da heap, se o novo elemento for menor, marcamos todos os elementos que serão adicionado à heap. Assim, sabemos que os elementos que agora estão marcados farão parte de um novo bloco.</text:span></text:p>
      <text:p text:style-name="P9"><text:span text:style-name="T4"><text:tab/>Esses blocos então são distribuídos em f arquivos auxiliares, para chegar em um arquivo ordenação é feito uma intercalação entre os blocos de cada fita. A intercalação é feita da seguinte maneira: Os primeiros blocos de cada arquivo auxiliar é intercalado e o resultado é colocado em uma outra arquivo, depois os segundos blocos de cada arquivo auxiliar é intercalado e o resultado é colocado novamente em um outro arquiv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402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ago Silva</meta:initial-creator>
    <meta:creation-date>2013-11-05T13:48:30.537630272</meta:creation-date>
    <dc:date>2013-11-05T15:07:14.862444990</dc:date>
    <dc:creator>Thiago Silva</dc:creator>
    <meta:editing-duration>PT33M58S</meta:editing-duration>
    <meta:editing-cycles>17</meta:editing-cycles>
    <meta:generator>LibreOffice/4.1.3.2$Linux_X86_64 LibreOffice_project/410$Build-2</meta:generator>
    <meta:document-statistic meta:table-count="0" meta:image-count="0" meta:object-count="0" meta:page-count="1" meta:paragraph-count="12" meta:word-count="232" meta:character-count="1411" meta:non-whitespace-character-count="1181"/>
  </office:meta>
</office:document-meta>
</file>